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dSourceDocument.getContent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ggregatedSourceDocument.AggregatedSourceDocument( URI requestURI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dSourceDocument.contains( AbstractSource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dSourceDocument.get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dSourceDocument.AggregatedSourceDocument( URI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dSourceDocument.add( AbstractSource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